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ource Sans Pro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07a42" officeooo:paragraph-rsid="00007a42"/>
    </style:style>
    <style:style style:name="P2" style:family="paragraph" style:parent-style-name="Standard">
      <style:paragraph-properties fo:text-align="start" style:justify-single-word="false"/>
      <style:text-properties officeooo:paragraph-rsid="00013a12"/>
    </style:style>
    <style:style style:name="P3" style:family="paragraph" style:parent-style-name="Standard">
      <style:paragraph-properties fo:text-align="start" style:justify-single-word="false"/>
      <style:text-properties officeooo:rsid="00016830" officeooo:paragraph-rsid="00016830"/>
    </style:style>
    <style:style style:name="P4" style:family="paragraph" style:parent-style-name="Standard">
      <style:paragraph-properties fo:text-align="start" style:justify-single-word="false"/>
      <style:text-properties officeooo:rsid="0001fa67" officeooo:paragraph-rsid="0001fa67"/>
    </style:style>
    <style:style style:name="P5" style:family="paragraph" style:parent-style-name="Standard">
      <style:paragraph-properties fo:text-align="start" style:justify-single-word="false"/>
      <style:text-properties fo:font-weight="bold" officeooo:rsid="00007a42" officeooo:paragraph-rsid="00007a4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1fa67" officeooo:paragraph-rsid="0001fa67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none" officeooo:rsid="00007a42" officeooo:paragraph-rsid="00007a42" style:font-size-asian="14pt" style:font-size-complex="14pt"/>
    </style:style>
    <style:style style:name="P8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555555" style:font-name="Source Sans Pro" fo:font-size="13.5pt" fo:letter-spacing="normal" fo:font-style="normal" fo:font-weight="normal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007a42" officeooo:paragraph-rsid="00007a42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007a42" officeooo:paragraph-rsid="00013a12"/>
    </style:style>
    <style:style style:name="P11" style:family="paragraph" style:parent-style-name="Standard" style:list-style-name="L3">
      <style:paragraph-properties fo:text-align="start" style:justify-single-word="false"/>
      <style:text-properties officeooo:rsid="00013a12" officeooo:paragraph-rsid="00013a12"/>
    </style:style>
    <style:style style:name="P12" style:family="paragraph" style:parent-style-name="Text_20_body" style:list-style-name="L4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paragraph-rsid="000227e3" style:font-size-asian="12pt" style:font-size-complex="12pt"/>
    </style:style>
    <style:style style:name="T1" style:family="text">
      <style:text-properties officeooo:rsid="00013a12"/>
    </style:style>
    <style:style style:name="T2" style:family="text">
      <style:text-properties officeooo:rsid="000227e3"/>
    </style:style>
    <style:style style:name="T3" style:family="text">
      <style:text-properties officeooo:rsid="000c11e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MPLEMENTACION DE SCRUM</text:p>
      <text:p text:style-name="P7"/>
      <text:p text:style-name="P1"/>
      <text:p text:style-name="P5">Roles</text:p>
      <text:p text:style-name="P1"/>
      <text:list xml:id="list2395702052" text:style-name="L1">
        <text:list-item>
          <text:p text:style-name="P9">Product Owner. Hemos considerado al profesorado como el product owner del software en desarrollo por lo que será el agente a consultar y exponer el proyecto.</text:p>
        </text:list-item>
        <text:list-item>
          <text:p text:style-name="P9">Scrum Master. <text:span text:style-name="T3">Adrian Danlos será el encargado de desempeñar el ROL de Scrum Master.</text:span></text:p>
        </text:list-item>
      </text:list>
      <text:p text:style-name="P1"/>
      <text:p text:style-name="P5">Sprint</text:p>
      <text:p text:style-name="P1"/>
      <text:list xml:id="list770580269" text:style-name="L2">
        <text:list-item>
          <text:p text:style-name="P10">El Sprint tendrá una duración de 3 semanas <text:span text:style-name="T1">y estará compuesto por las siguientes fases:</text:span></text:p>
        </text:list-item>
      </text:list>
      <text:list xml:id="list430208503" text:style-name="L3">
        <text:list-item>
          <text:list>
            <text:list-item>
              <text:p text:style-name="P11">Planificación inicial.</text:p>
            </text:list-item>
          </text:list>
        </text:list-item>
      </text:list>
      <text:p text:style-name="P2"/>
      <text:p text:style-name="P3">PLACEHOLDER FOTO TRELLO PLANIFICACION</text:p>
      <text:p text:style-name="P2"/>
      <text:list xml:id="list132347748596810" text:continue-numbering="true" text:style-name="L3">
        <text:list-item>
          <text:list>
            <text:list-item>
              <text:p text:style-name="P11">Desarrollo del producto.</text:p>
            </text:list-item>
          </text:list>
        </text:list-item>
      </text:list>
      <text:p text:style-name="P2"/>
      <text:p text:style-name="P3">PLACEHOLDER FOTO TRELLO TAREAS</text:p>
      <text:p text:style-name="P3"/>
      <text:list xml:id="list132347878403776" text:continue-numbering="true" text:style-name="L3">
        <text:list-item>
          <text:list>
            <text:list-item>
              <text:p text:style-name="P11">Testeo.</text:p>
            </text:list-item>
            <text:list-item>
              <text:p text:style-name="P11">Presentación o review final.</text:p>
            </text:list-item>
          </text:list>
        </text:list-item>
      </text:list>
      <text:p text:style-name="P2"/>
      <text:p text:style-name="P2"/>
      <text:p text:style-name="P6">Reuniones diarias</text:p>
      <text:p text:style-name="P6"/>
      <text:p text:style-name="P4">Al principio de cada día dedicaremos 15 minutos para poner en común el trabajo realizado por el equipo, la planificación de cara al futuro y posibles problemas encontrados <text:span text:style-name="T2">siguiendo éste guión:</text:span></text:p>
      <text:p text:style-name="P2"/>
      <text:list xml:id="list1667610535" text:style-name="L4">
        <text:list-item>
          <text:p text:style-name="P12">¿Qué he hecho desde la última reunión de sincronización para ayudar al equipo a cumplir su objetivo?</text:p>
        </text:list-item>
        <text:list-item>
          <text:p text:style-name="P12">¿Qué voy a hacer a partir de este momento para ayudar al equipo a cumplir su objetivo?</text:p>
        </text:list-item>
        <text:list-item>
          <text:p text:style-name="P12">¿Qué impedimentos tengo o voy a tener que nos impidan conseguir nuestro objetivo?</text:p>
        </text:list-item>
      </text:list>
      <text:p text:style-name="P8"/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ource Sans Pro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19-05-06T13:23:45.824000000</dc:date>
    <meta:editing-duration>PT17M25S</meta:editing-duration>
    <meta:editing-cycles>8</meta:editing-cycles>
    <meta:document-statistic meta:table-count="0" meta:image-count="0" meta:object-count="0" meta:page-count="1" meta:paragraph-count="17" meta:word-count="168" meta:character-count="1002" meta:non-whitespace-character-count="861"/>
  </office:meta>
</office:document-meta>
</file>